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cm" style:rel-column-width="2550*"/>
    </style:style>
    <style:style style:name="Таблица1.B" style:family="table-column">
      <style:table-column-properties style:column-width="7.565cm" style:rel-column-width="19291*"/>
    </style:style>
    <style:style style:name="Таблица1.C" style:family="table-column">
      <style:table-column-properties style:column-width="6.424cm" style:rel-column-width="16381*"/>
    </style:style>
    <style:style style:name="Таблица1.D" style:family="table-column">
      <style:table-column-properties style:column-width="6.426cm" style:rel-column-width="16385*"/>
    </style:style>
    <style:style style:name="Таблица1.E" style:family="table-column">
      <style:table-column-properties style:column-width="4.286cm" style:rel-column-width="1092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D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.065cm" style:rel-column-width="2716*"/>
    </style:style>
    <style:style style:name="Таблица2.B" style:family="table-column">
      <style:table-column-properties style:column-width="5.937cm" style:rel-column-width="15140*"/>
    </style:style>
    <style:style style:name="Таблица2.C" style:family="table-column">
      <style:table-column-properties style:column-width="10.128cm" style:rel-column-width="25827*"/>
    </style:style>
    <style:style style:name="Таблица2.D" style:family="table-column">
      <style:table-column-properties style:column-width="5.142cm" style:rel-column-width="13111*"/>
    </style:style>
    <style:style style:name="Таблица2.E" style:family="table-column">
      <style:table-column-properties style:column-width="3.427cm" style:rel-column-width="874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2" style:family="table-row">
      <style:table-row-properties style:min-row-height="0.737cm"/>
    </style:style>
    <style:style style:name="Таблица2.D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9" style:family="table-row">
      <style:table-row-properties style:min-row-height="0.635cm"/>
    </style:style>
    <style:style style:name="Таблица4" style:family="table">
      <style:table-properties style:width="25.668cm" table:align="right"/>
    </style:style>
    <style:style style:name="Таблица4.A" style:family="table-column">
      <style:table-column-properties style:column-width="1.032cm"/>
    </style:style>
    <style:style style:name="Таблица4.B" style:family="table-column">
      <style:table-column-properties style:column-width="5.937cm"/>
    </style:style>
    <style:style style:name="Таблица4.C" style:family="table-column">
      <style:table-column-properties style:column-width="8.906cm"/>
    </style:style>
    <style:style style:name="Таблица4.D" style:family="table-column">
      <style:table-column-properties style:column-width="9.793cm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D1" style:family="table-cell">
      <style:table-cell-properties fo:padding="0.097cm" fo:border="0.002cm solid #000000"/>
    </style:style>
    <style:style style:name="Таблица4.2" style:family="table-row">
      <style:table-row-properties style:min-row-height="0.439cm"/>
    </style:style>
    <style:style style:name="Таблица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none" fo:border-top="none" fo:border-bottom="0.002cm solid #000000"/>
    </style:style>
    <style:style style:name="Таблица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8.567cm" style:rel-column-width="2184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1.004cm" style:rel-column-width="2560*"/>
    </style:style>
    <style:style style:name="Таблица3.B" style:family="table-column">
      <style:table-column-properties style:column-width="5.597cm" style:rel-column-width="14274*"/>
    </style:style>
    <style:style style:name="Таблица3.C" style:family="table-column">
      <style:table-column-properties style:column-width="9.55cm" style:rel-column-width="24351*"/>
    </style:style>
    <style:style style:name="Таблица3.D" style:family="table-column">
      <style:table-column-properties style:column-width="9.55cm" style:rel-column-width="24350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2" style:family="table-row">
      <style:table-row-properties style:min-row-height="0.737cm"/>
    </style:style>
    <style:style style:name="Таблица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font-name="Times New Roman1" fo:font-size="12pt" style:font-size-asian="12pt" style:font-size-complex="12pt"/>
    </style:style>
    <style:style style:name="P2" style:family="paragraph" style:parent-style-name="Table_20_Contents">
      <style:text-properties style:font-name="Times New Roman1" fo:font-size="12pt" fo:language="en" fo:country="US" style:font-size-asian="12pt" style:font-size-complex="12pt"/>
    </style:style>
    <style:style style:name="P3" style:family="paragraph" style:parent-style-name="Table_20_Contents">
      <style:text-properties style:font-name="Times New Roman1" fo:font-size="12pt" fo:language="ru" fo:country="RU" style:font-size-asian="12pt" style:font-size-complex="12pt"/>
    </style:style>
    <style:style style:name="P4" style:family="paragraph" style:parent-style-name="Table_20_Contents">
      <style:text-properties fo:font-variant="normal" fo:text-transform="none" fo:color="#000000" style:text-line-through-style="none" style:font-name="Times New Roman1" fo:font-size="12pt" fo:language="en" fo:country="US" fo:font-style="normal" style:text-underline-style="none" fo:font-weight="normal" style:text-blinking="false" style:font-size-asian="12pt" style:font-size-complex="12pt"/>
    </style:style>
    <style:style style:name="P5" style:family="paragraph" style:parent-style-name="Table_20_Contents"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style:font-size-asian="12pt" style:font-size-complex="12pt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Heading">
      <style:text-properties fo:language="ru" fo:country="RU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Table_20_Contents" style:list-style-name="Numbering_20_2"/>
    <style:style style:name="P12" style:family="paragraph" style:parent-style-name="Table_20_Contents" style:list-style-name="Numbering_20_2">
      <style:text-properties style:font-name="Times New Roman1" fo:font-size="12pt" style:font-size-asian="12pt" style:font-size-complex="12pt"/>
    </style:style>
    <style:style style:name="P13" style:family="paragraph" style:parent-style-name="Table_20_Contents" style:list-style-name="Numbering_20_2">
      <style:text-properties fo:language="en" fo:country="US"/>
    </style:style>
    <style:style style:name="P14" style:family="paragraph" style:parent-style-name="Standard">
      <style:text-properties fo:language="ru" fo:country="RU"/>
    </style:style>
    <style:style style:name="P15" style:family="paragraph" style:parent-style-name="Standard" style:list-style-name="Numbering_20_1">
      <style:text-properties fo:language="ru" fo:country="RU"/>
    </style:style>
    <style:style style:name="P16" style:family="paragraph" style:parent-style-name="Standard" style:list-style-name="Numbering_20_1"/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fo:language="en" fo:country="US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fo:language="ru" fo:country="RU" fo:font-style="normal" style:text-underline-style="none" fo:font-weight="normal" style:text-blinking="false"/>
    </style:style>
    <style:style style:name="T7" style:family="text">
      <style:text-properties style:font-name="Arial1" fo:font-size="9.75pt"/>
    </style:style>
    <style:style style:name="T8" style:family="text">
      <style:text-properties fo:font-size="12pt" fo:language="ru" fo:country="RU" style:font-size-asian="12pt" style:font-size-complex="12pt"/>
    </style:style>
    <style:style style:name="T9" style:family="text">
      <style:text-properties style:font-name="Times New Roman1" fo:font-size="12pt" fo:language="ru" fo:country="RU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tracked-changes>
        <text:changed-region xml:id="ct261683024" text:id="ct261683024">
          <text:insertion>
            <office:change-info>
              <dc:creator>Alexander Lisovenko</dc:creator>
              <dc:date>2016-01-17T20:37:00</dc:date>
            </office:change-info>
          </text:insertion>
        </text:changed-region>
        <text:changed-region xml:id="ct261683856" text:id="ct261683856">
          <text:insertion>
            <office:change-info>
              <dc:creator>Alexander Lisovenko</dc:creator>
              <dc:date>2016-01-17T20:38:00</dc:date>
            </office:change-info>
          </text:insertion>
        </text:changed-region>
        <text:changed-region xml:id="ct261684168" text:id="ct261684168">
          <text:insertion>
            <office:change-info>
              <dc:creator>Alexander Lisovenko</dc:creator>
              <dc:date>2016-01-17T20:3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Импорт</text:span> данных из каталогов базданных <text:span text:style-name="T2">Lesis </text:span><text:span text:style-name="T1">в БД </text:span><text:span text:style-name="T2">sqlite.</text:span></text:p>
      <text:p text:style-name="P9"/>
      <text:list xml:id="list804410332897111868" text:style-name="Numbering_20_1">
        <text:list-item>
          <text:p text:style-name="P15">Указанный <text:span text:style-name="T2">shape </text:span>файл, содержащий геометрию выделов импортируется в БД <text:span text:style-name="T2">sqlite </text:span>в отдельную таблицу с именем <text:span text:style-name="T2">videl_plg, </text:span>имя используется и как название слоя.</text:p>
        </text:list-item>
        <text:list-item>
          <text:p text:style-name="P15">Импортируются данные из таксационной повыдельной базы данных.</text:p>
          <text:list>
            <text:list-item>
              <text:p text:style-name="P16"><text:span text:style-name="T1">Импорт общей характеристики выдела из PHL1.DBF. Все поля из БД PHL1.DBF, описаные в таблице 1, добавляются к уже имеющимся полям таблицы <text:s/></text:span><text:span text:style-name="T2">videl_plg </text:span><text:span text:style-name="T1">БД </text:span><text:span text:style-name="T2">sqlite. </text:span><text:span text:style-name="T1">Имена полей сохраняются, но переводятся в нижний регистр.</text:span><text:span text:style-name="T2"> В</text:span><text:span text:style-name="T1">се кодовые значения справочных полей заменяются на соответствующие значения из справочников.</text:span></text:p>
            </text:list-item>
            <text:list-item>
              <text:p text:style-name="P16"><text:span text:style-name="T1">Описание ярусов и пород PHL2.DBF импортируются в отдельную таблицу </text:span><text:span text:style-name="T9">yarpor_attr</text:span><text:span text:style-name="T8">,</text:span><text:span text:style-name="T2"> </text:span><text:span text:style-name="T1">в соответствии с таблицей 2. Имена полей сохраняются, но переводятся в нижний регистр. Все кодовые значения справочных полей заменяются на соответствующие значения из справочников.</text:span></text:p>
            </text:list-item>
            <text:list-item>
              <text:p text:style-name="P16"><text:span text:style-name="T1">Описание макетов </text:span><text:span text:style-name="T2">PHL3.DBF </text:span><text:span text:style-name="T2">импортируется</text:span><text:span text:style-name="T1"> в несколько отдельных таблиц </text:span><text:span text:style-name="T2">maket</text:span><text:span text:style-name="T2">_X</text:span><text:span text:style-name="T2">, </text:span><text:span text:style-name="T1">где </text:span><text:span text:style-name="T2">X </text:span><text:span text:style-name="T2">–</text:span><text:span text:style-name="T2"> </text:span><text:span text:style-name="T1">идентификатор макета. Структура таблицы </text:span><text:span text:style-name="T2">maket_X п</text:span><text:span text:style-name="T1">риведена в таблице 3.</text:span></text:p>
            </text:list-item>
            <text:list-item>
              <text:p text:style-name="P16"><text:span text:style-name="T1">Создается таблица псевдонимов </text:span><text:span text:style-name="T2">aliases</text:span><text:span text:style-name="T1">, содержащая псевдонимы для всех названий таблиц и полей в БД. </text:span><text:span text:style-name="T1">Структура таблицы </text:span><text:span text:style-name="T2">aliases п</text:span><text:span text:style-name="T1">риведена в таблице </text:span><text:span text:style-name="T2">4</text:span><text:span text:style-name="T1">.</text:span></text:p>
            </text:list-item>
          </text:list>
        </text:list-item>
        <text:list-item>
          <text:p text:style-name="P15">Генерируются новые данные</text:p>
          <text:list>
            <text:list-item>
              <text:p text:style-name="P16"><text:span text:style-name="T1">Создается полигональный слой кварталов </text:span><text:span text:style-name="T2">- kvr_plg</text:span><text:span text:style-name="T1">. Атрибуты нового слоя в таблице </text:span><text:span text:style-name="T2">5</text:span><text:span text:style-name="T1">. </text:span></text:p>
            </text:list-item>
          </text:list>
        </text:list-item>
      </text:list>
      <text:p text:style-name="P10"/>
      <text:p text:style-name="P10">Внимание! Все приведенные значения псевдонимов (кроме таблицы <text:span text:style-name="T2">aliases</text:span>) условны. <text:span text:style-name="T2">A</text:span>ктуальные значения псевдонимов будут храниться в таблице <text:span text:style-name="T2">aliases</text:span>, и могут не соответствовать указанным в таблицах.</text:p>
      <text:p text:style-name="P10"><text:change-start text:change-id="ct261683024"/></text:p>
      <text:p text:style-name="P10">Внимание! Перечень аттрибутов в итоговой <text:span text:style-name="T2">sqlite </text:span>БД будет соотв<text:change-end text:change-id="ct261683024"/><text:change-start text:change-id="ct261683856"/>етствовать, при условии наличия этих аттрибутов в <text:span text:style-name="T2">dbf </text:span>файлах<text:change-end text:change-id="ct261683856"/><text:change-start text:change-id="ct261684168"/>. Также итоговая БД <text:span text:style-name="T2">sqlite </text:span>может иметь (но не обязательно) более расширенный список аттрибутов, если таковые имеются в <text:span text:style-name="T2">dbf </text:span>файлах. Тестиррование проводилось на перечне аттрибутов указанных в талицах.</text:p>
      <text:p text:style-name="P10"><text:change-end text:change-id="ct261684168"/></text:p>
      <text:p text:style-name="P10">Таблица 1. Перечень импортируемых полей из БД <text:s/>PHL1.DBF в таблицу <text:span text:style-name="T2">videl_plg </text:span>БД <text:span text:style-name="T2">sqlite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table:number-rows-spanned="2" office:value-type="string">
              <text:p text:style-name="Table_20_Heading"/>
            </table:table-cell>
            <table:table-cell table:style-name="Таблица1.A1" table:number-rows-spanned="2" office:value-type="string">
              <text:p text:style-name="Table_20_Heading">Атрибут</text:p>
            </table:table-cell>
            <table:table-cell table:style-name="Таблица1.A1" table:number-rows-spanned="2" office:value-type="string">
              <text:p text:style-name="Table_20_Heading">Псевдоним</text:p>
            </table:table-cell>
            <table:table-cell table:style-name="Таблица1.D1" table:number-columns-spanned="2" office:value-type="string">
              <text:p text:style-name="P8">Значение из справочника (если атрибут справочный)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Таблица1.D2" office:value-type="string">
              <text:p text:style-name="Table_20_Contents">Имя справочника</text:p>
            </table:table-cell>
            <table:table-cell table:style-name="Таблица1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1.D2" office:value-type="string">
            <text:list xml:id="list8045140149702548659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NN</text:p>
          </table:table-cell>
          <table:table-cell table:style-name="Таблица1.D2" office:value-type="string">
            <text:p text:style-name="P1">Индекс выде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680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<text:span text:style-name="T4">NOMKVR</text:span> </text:p>
          </table:table-cell>
          <table:table-cell table:style-name="Таблица1.D2" office:value-type="string">
            <text:p text:style-name="P1"><text:span text:style-name="T1">Н</text:span>омер квартал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218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NOMVYD</text:p>
          </table:table-cell>
          <table:table-cell table:style-name="Таблица1.D2" office:value-type="string">
            <text:p text:style-name="P4">Номер выдела</text:p>
          </table:table-cell>
          <table:table-cell table:style-name="Таблица1.D2" office:value-type="string">
            <text:p text:style-name="P4"/>
          </table:table-cell>
          <table:table-cell table:style-name="Таблица1.E2" office:value-type="string">
            <text:p text:style-name="P4"/>
          </table:table-cell>
        </table:table-row>
        <table:table-row>
          <table:table-cell table:style-name="Таблица1.D2" office:value-type="string">
            <text:list xml:id="list4058377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KATZAS</text:p>
          </table:table-cell>
          <table:table-cell table:style-name="Таблица1.D2" office:value-type="string">
            <text:p text:style-name="P4">Категория защитных лесов</text:p>
          </table:table-cell>
          <table:table-cell table:style-name="Таблица1.D2" office:value-type="string">
            <text:p text:style-name="P4">KatZasch.DBF</text:p>
          </table:table-cell>
          <table:table-cell table:style-name="Таблица1.E2" office:value-type="string">
            <text:p text:style-name="P4">TX</text:p>
          </table:table-cell>
        </table:table-row>
        <text:soft-page-break/>
        <table:table-row>
          <table:table-cell table:style-name="Таблица1.D2" office:value-type="string">
            <text:list xml:id="list4060749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ADMRAN</text:p>
          </table:table-cell>
          <table:table-cell table:style-name="Таблица1.D2" office:value-type="string">
            <text:p text:style-name="P4">Административный район</text:p>
          </table:table-cell>
          <table:table-cell table:style-name="Таблица1.D2" office:value-type="string">
            <text:p text:style-name="P4">AdmRan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4059059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LESBAZ</text:p>
          </table:table-cell>
          <table:table-cell table:style-name="Таблица1.D2" office:value-type="string">
            <text:p text:style-name="P4">Лесосырьевая база</text:p>
          </table:table-cell>
          <table:table-cell table:style-name="Таблица1.D2" office:value-type="string">
            <text:p text:style-name="P4">LesBaz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4060006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REL</text:p>
          </table:table-cell>
          <table:table-cell table:style-name="Таблица1.D2" office:value-type="string">
            <text:p text:style-name="P4">Рельеф</text:p>
          </table:table-cell>
          <table:table-cell table:style-name="Таблица1.D2" office:value-type="string">
            <text:p text:style-name="P4">relef.DBF</text:p>
          </table:table-cell>
          <table:table-cell table:style-name="Таблица1.E2" office:value-type="string">
            <text:p text:style-name="P4">TX</text:p>
          </table:table-cell>
        </table:table-row>
        <table:table-row>
          <table:table-cell table:style-name="Таблица1.D2" office:value-type="string">
            <text:list xml:id="list4057630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4">FUNZON</text:p>
          </table:table-cell>
          <table:table-cell table:style-name="Таблица1.D2" office:value-type="string">
            <text:p text:style-name="P4">Функциональная зона</text:p>
          </table:table-cell>
          <table:table-cell table:style-name="Таблица1.D2" office:value-type="string">
            <text:p text:style-name="P4">FunkZon.DBF</text:p>
          </table:table-cell>
          <table:table-cell table:style-name="Таблица1.E2" office:value-type="string">
            <text:p text:style-name="P4">TX </text:p>
          </table:table-cell>
        </table:table-row>
        <table:table-row>
          <table:table-cell table:style-name="Таблица1.D2" office:value-type="string">
            <text:list xml:id="list4058102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ODAKT</text:p>
          </table:table-cell>
          <table:table-cell table:style-name="Таблица1.D2" office:value-type="string">
            <text:p text:style-name="P1">Год актуализации лесоустройств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039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RD</text:p>
          </table:table-cell>
          <table:table-cell table:style-name="Таблица1.D2" office:value-type="string">
            <text:p text:style-name="P1">Лесоустроительное предприяти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237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LSVYD</text:p>
          </table:table-cell>
          <table:table-cell table:style-name="Таблица1.D2" office:value-type="string">
            <text:p text:style-name="P1"><text:span text:style-name="T6">П</text:span><text:span text:style-name="T5">лощадь выдела учетная</text:span>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716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ATZEM</text:p>
          </table:table-cell>
          <table:table-cell table:style-name="Таблица1.D2" office:value-type="string">
            <text:p text:style-name="P1">Категория земель</text:p>
          </table:table-cell>
          <table:table-cell table:style-name="Таблица1.D2" office:value-type="string">
            <text:p text:style-name="P1">KatZem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60623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KAT</text:p>
          </table:table-cell>
          <table:table-cell table:style-name="Таблица1.D2" office:value-type="string">
            <text:p text:style-name="P1">Хозяйственная категория</text:p>
          </table:table-cell>
          <table:table-cell table:style-name="Таблица1.D2" office:value-type="string">
            <text:p text:style-name="P1">HozKat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596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OZU</text:p>
          </table:table-cell>
          <table:table-cell table:style-name="Таблица1.D2" office:value-type="string">
            <text:p text:style-name="P5">ОЗУЛ</text:p>
          </table:table-cell>
          <table:table-cell table:style-name="Таблица1.D2" office:value-type="string">
            <text:p text:style-name="P5">OZU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271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EKS</text:p>
          </table:table-cell>
          <table:table-cell table:style-name="Таблица1.D2" office:value-type="string">
            <text:p text:style-name="P1">Экспозиция склона</text:p>
          </table:table-cell>
          <table:table-cell table:style-name="Таблица1.D2" office:value-type="string">
            <text:p text:style-name="P1">Ekspoz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743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RTSKL</text:p>
          </table:table-cell>
          <table:table-cell table:style-name="Таблица1.D2" office:value-type="string">
            <text:p text:style-name="P1">Крутизна склон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7596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UM</text:p>
          </table:table-cell>
          <table:table-cell table:style-name="Таблица1.D2" office:value-type="string">
            <text:p text:style-name="P1">Высота над уровнем моря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205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ERZSKL</text:p>
          </table:table-cell>
          <table:table-cell table:style-name="Таблица1.D2" office:value-type="string">
            <text:p text:style-name="P5">Эрозия склона</text:p>
          </table:table-cell>
          <table:table-cell table:style-name="Таблица1.D2" office:value-type="string">
            <text:p text:style-name="P1"><text:span text:style-name="T7">ErzSkl.dbf</text:span>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60257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STPERZ</text:p>
          </table:table-cell>
          <table:table-cell table:style-name="Таблица1.D2" office:value-type="string">
            <text:p text:style-name="P5">Степень эрозии</text:p>
          </table:table-cell>
          <table:table-cell table:style-name="Таблица1.D2" office:value-type="string">
            <text:p text:style-name="P1"><text:span text:style-name="T3">StpErz.dbf</text:span>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757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MER1</text:p>
          </table:table-cell>
          <table:table-cell table:style-name="Таблица1.D2" office:value-type="string">
            <text:p text:style-name="P1">Хозяйственное мероприятие 1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7774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RCVYR1 </text:p>
          </table:table-cell>
          <table:table-cell table:style-name="Таблица1.D2" office:value-type="string">
            <text:p text:style-name="P1">Процент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906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OMRTK1</text:p>
          </table:table-cell>
          <table:table-cell table:style-name="Таблица1.D2" office:value-type="string">
            <text:p text:style-name="P1">Номер РТК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60235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MER2</text:p>
          </table:table-cell>
          <table:table-cell table:style-name="Таблица1.D2" office:value-type="string">
            <text:p text:style-name="P1">Хозяйственное мероприятие 2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60666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OMRTK2</text:p>
          </table:table-cell>
          <table:table-cell table:style-name="Таблица1.D2" office:value-type="string">
            <text:p text:style-name="P1">Номер РТК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60812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MER3</text:p>
          </table:table-cell>
          <table:table-cell table:style-name="Таблица1.D2" office:value-type="string">
            <text:p text:style-name="P1">Хозяйственное мероприятие 3</text:p>
          </table:table-cell>
          <table:table-cell table:style-name="Таблица1.D2" office:value-type="string">
            <text:p text:style-name="P1">HozMe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60269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OMRTK3</text:p>
          </table:table-cell>
          <table:table-cell table:style-name="Таблица1.D2" office:value-type="string">
            <text:p text:style-name="P1">Номер РТК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4057757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CELPOR</text:p>
          </table:table-cell>
          <table:table-cell table:style-name="Таблица1.D2" office:value-type="string">
            <text:p text:style-name="P1">Целевая порода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959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RBPOR</text:p>
          </table:table-cell>
          <table:table-cell table:style-name="Таблица1.D2" office:value-type="string">
            <text:p text:style-name="P1">Преобладающая порода 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8742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BON</text:p>
          </table:table-cell>
          <table:table-cell table:style-name="Таблица1.D2" office:value-type="string">
            <text:p text:style-name="P5">Бонитет</text:p>
          </table:table-cell>
          <table:table-cell table:style-name="Таблица1.D2" office:value-type="string">
            <text:p text:style-name="P1">Bonitet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60047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TIPLES</text:p>
          </table:table-cell>
          <table:table-cell table:style-name="Таблица1.D2" office:value-type="string">
            <text:p text:style-name="P1">Тип леса </text:p>
          </table:table-cell>
          <table:table-cell table:style-name="Таблица1.D2" office:value-type="string">
            <text:p text:style-name="P1">TipLesa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406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ODVIR</text:p>
          </table:table-cell>
          <table:table-cell table:style-name="Таблица1.D2" office:value-type="string">
            <text:p text:style-name="P1">Год вы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7882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LPNI </text:p>
          </table:table-cell>
          <table:table-cell table:style-name="Таблица1.D2" office:value-type="string">
            <text:p text:style-name="P1">Количество пней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5684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PS</text:p>
          </table:table-cell>
          <table:table-cell table:style-name="Таблица1.D2" office:value-type="string">
            <text:p text:style-name="P1">Количество пней сосны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60047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DIMPNI</text:p>
          </table:table-cell>
          <table:table-cell table:style-name="Таблица1.D2" office:value-type="string">
            <text:p text:style-name="P1">Диаметр пне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7903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TIPVYR</text:p>
          </table:table-cell>
          <table:table-cell table:style-name="Таблица1.D2" office:value-type="string">
            <text:p text:style-name="P1">Тип вырубки</text:p>
          </table:table-cell>
          <table:table-cell table:style-name="Таблица1.D2" office:value-type="string">
            <text:p text:style-name="P1">TipVyr.DBF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712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APZAH</text:p>
          </table:table-cell>
          <table:table-cell table:style-name="Таблица1.D2" office:value-type="string">
            <text:p text:style-name="P1">Запас захламленност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745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ZL</text:p>
          </table:table-cell>
          <table:table-cell table:style-name="Таблица1.D2" office:value-type="string">
            <text:p text:style-name="P1">Запас захламленности ликвидный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60313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APSUH</text:p>
          </table:table-cell>
          <table:table-cell table:style-name="Таблица1.D2" office:value-type="string">
            <text:p text:style-name="P1">Запас сухостоя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555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NEY</text:p>
          </table:table-cell>
          <table:table-cell table:style-name="Таблица1.D2" office:value-type="string">
            <text:p text:style-name="P1">Признак неэксплуатационного ярус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3563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RPVOZ</text:p>
          </table:table-cell>
          <table:table-cell table:style-name="Таблица1.D2" office:value-type="string">
            <text:p text:style-name="P1">Группа возраста</text:p>
          </table:table-cell>
          <table:table-cell table:style-name="Таблица1.D2" office:value-type="string">
            <text:p text:style-name="P1">GrpVoz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529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ZAPVYD</text:p>
          </table:table-cell>
          <table:table-cell table:style-name="Таблица1.D2" office:value-type="string">
            <text:p text:style-name="P1">Запас на выделе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60841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HOZSEK</text:p>
          </table:table-cell>
          <table:table-cell table:style-name="Таблица1.D2" office:value-type="string">
            <text:p text:style-name="P1">Хозяйственная секция</text:p>
          </table:table-cell>
          <table:table-cell table:style-name="Таблица1.D2" office:value-type="string">
            <text:p text:style-name="P1">HozSek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7921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OZRUB</text:p>
          </table:table-cell>
          <table:table-cell table:style-name="Таблица1.D2" office:value-type="string">
            <text:p text:style-name="P1">Код возраста рубки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057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LSVOZ</text:p>
          </table:table-cell>
          <table:table-cell table:style-name="Таблица1.D2" office:value-type="string">
            <text:p text:style-name="P1">Класс возраста рубки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2944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5">ARN</text:p>
          </table:table-cell>
          <table:table-cell table:style-name="Таблица1.D2" office:value-type="string">
            <text:p text:style-name="P1">Арендатор</text:p>
          </table:table-cell>
          <table:table-cell table:style-name="Таблица1.D2" office:value-type="string">
            <text:p text:style-name="P1">arnLesse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4511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LPOD</text:p>
          </table:table-cell>
          <table:table-cell table:style-name="Таблица1.D2" office:value-type="string">
            <text:p text:style-name="P1">Количество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664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YSPOD</text:p>
          </table:table-cell>
          <table:table-cell table:style-name="Таблица1.D2" office:value-type="string">
            <text:p text:style-name="P1">Высота подроста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239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VOZPOD</text:p>
          </table:table-cell>
          <table:table-cell table:style-name="Таблица1.D2" office:value-type="string">
            <text:p text:style-name="P1">Возраст подроста 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ext:soft-page-break/>
        <table:table-row>
          <table:table-cell table:style-name="Таблица1.D2" office:value-type="string">
            <text:list xml:id="list4059605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FPOD1</text:p>
          </table:table-cell>
          <table:table-cell table:style-name="Таблица1.D2" office:value-type="string">
            <text:p text:style-name="P1">Коэффициент подроста 1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603949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OD1</text:p>
          </table:table-cell>
          <table:table-cell table:style-name="Таблица1.D2" office:value-type="string">
            <text:p text:style-name="P1">Порода подрост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014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FPOD2</text:p>
          </table:table-cell>
          <table:table-cell table:style-name="Таблица1.D2" office:value-type="string">
            <text:p text:style-name="P1">Коэффициент подроста 2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2602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OD2</text:p>
          </table:table-cell>
          <table:table-cell table:style-name="Таблица1.D2" office:value-type="string">
            <text:p text:style-name="P1">Порода подрост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739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KOFPOD3</text:p>
          </table:table-cell>
          <table:table-cell table:style-name="Таблица1.D2" office:value-type="string">
            <text:p text:style-name="P1">Коэффициент подроста 3</text:p>
          </table:table-cell>
          <table:table-cell table:style-name="Таблица1.D2" office:value-type="string">
            <text:p text:style-name="P1"/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98498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OD3</text:p>
          </table:table-cell>
          <table:table-cell table:style-name="Таблица1.D2" office:value-type="string">
            <text:p text:style-name="P1">Порода подрост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60597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OSNPOR</text:p>
          </table:table-cell>
          <table:table-cell table:style-name="Таблица1.D2" office:value-type="string">
            <text:p text:style-name="P1">Оценка подроста</text:p>
          </table:table-cell>
          <table:table-cell table:style-name="Таблица1.D2" office:value-type="string">
            <text:p text:style-name="P1">OsnPor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84850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GUSPDL</text:p>
          </table:table-cell>
          <table:table-cell table:style-name="Таблица1.D2" office:value-type="string">
            <text:p text:style-name="P1">Густота подлеска</text:p>
          </table:table-cell>
          <table:table-cell table:style-name="Таблица1.D2" office:value-type="string">
            <text:p text:style-name="P1">GustPdl.DBF </text:p>
          </table:table-cell>
          <table:table-cell table:style-name="Таблица1.E2" office:value-type="string">
            <text:p text:style-name="P2">TX</text:p>
          </table:table-cell>
        </table:table-row>
        <table:table-row>
          <table:table-cell table:style-name="Таблица1.D2" office:value-type="string">
            <text:list xml:id="list40592706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DL1</text:p>
          </table:table-cell>
          <table:table-cell table:style-name="Таблица1.D2" office:value-type="string">
            <text:p text:style-name="P1">Порода подлеска 1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7920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DL2</text:p>
          </table:table-cell>
          <table:table-cell table:style-name="Таблица1.D2" office:value-type="string">
            <text:p text:style-name="P1">Порода подлеска 2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83865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PORPDL3</text:p>
          </table:table-cell>
          <table:table-cell table:style-name="Таблица1.D2" office:value-type="string">
            <text:p text:style-name="P1">Порода подлеска 3</text:p>
          </table:table-cell>
          <table:table-cell table:style-name="Таблица1.D2" office:value-type="string">
            <text:p text:style-name="P1">Porody.DBF </text:p>
          </table:table-cell>
          <table:table-cell table:style-name="Таблица1.E2" office:value-type="string">
            <text:p text:style-name="P1"/>
          </table:table-cell>
        </table:table-row>
        <table:table-row>
          <table:table-cell table:style-name="Таблица1.D2" office:value-type="string">
            <text:list xml:id="list40579677" text:continue-numbering="true" text:style-name="Numbering_20_2">
              <text:list-item>
                <text:p text:style-name="P12"/>
              </text:list-item>
            </text:list>
          </table:table-cell>
          <table:table-cell table:style-name="Таблица1.D2" office:value-type="string">
            <text:p text:style-name="P1">TLU</text:p>
          </table:table-cell>
          <table:table-cell table:style-name="Таблица1.D2" office:value-type="string">
            <text:p text:style-name="P3">ТЛУ</text:p>
          </table:table-cell>
          <table:table-cell table:style-name="Таблица1.D2" office:value-type="string">
            <text:p text:style-name="P1">TLU.dbf </text:p>
          </table:table-cell>
          <table:table-cell table:style-name="Таблица1.E2" office:value-type="string">
            <text:p text:style-name="P2">TX</text:p>
          </table:table-cell>
        </table:table-row>
      </table:table>
      <text:p text:style-name="P10"/>
      <text:p text:style-name="P10"/>
      <text:p text:style-name="Standard"><text:span text:style-name="T1">Таблица </text:span><text:span text:style-name="T2">2</text:span><text:span text:style-name="T1">. Перечень импортируемых полей из БД PHL</text:span><text:span text:style-name="T2">2</text:span><text:span text:style-name="T1">.DBF в таблицу </text:span><text:span text:style-name="T9">yarpor_attr</text:span><text:span text:style-name="T2"> </text:span><text:span text:style-name="T1">БД </text:span><text:span text:style-name="T2">sqlite</text:span></text:p>
      <text:p text:style-name="P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table:number-rows-spanned="2" office:value-type="string">
              <text:p text:style-name="Table_20_Heading"/>
            </table:table-cell>
            <table:table-cell table:style-name="Таблица2.A1" table:number-rows-spanned="2" office:value-type="string">
              <text:p text:style-name="Table_20_Heading">Атрибут</text:p>
            </table:table-cell>
            <table:table-cell table:style-name="Таблица2.A1" table:number-rows-spanned="2" office:value-type="string">
              <text:p text:style-name="Table_20_Heading">Псевдоним</text:p>
            </table:table-cell>
            <table:table-cell table:style-name="Таблица2.D1" table:number-columns-spanned="2" office:value-type="string">
              <text:p text:style-name="P8">Значение из справочника (если атрибут справочный)</text:p>
            </table:table-cell>
            <table:covered-table-cell/>
          </table:table-row>
          <table:table-row table:style-name="Таблица2.2">
            <table:covered-table-cell/>
            <table:covered-table-cell/>
            <table:covered-table-cell/>
            <table:table-cell table:style-name="Таблица2.D2" office:value-type="string">
              <text:p text:style-name="Table_20_Contents">Имя справочника </text:p>
            </table:table-cell>
            <table:table-cell table:style-name="Таблица2.E2" office:value-type="string">
              <text:p text:style-name="Table_20_Contents">Атрибут</text:p>
            </table:table-cell>
          </table:table-row>
        </table:table-header-rows>
        <table:table-row>
          <table:table-cell table:style-name="Таблица2.D2" office:value-type="string">
            <text:list xml:id="list40577572" text:continue-list="list40579677" text:style-name="Numbering_20_2">
              <text:list-item text:start-value="1">
                <text:p text:style-name="P11"/>
              </text:list-item>
            </text:list>
          </table:table-cell>
          <table:table-cell table:style-name="Таблица2.D2" office:value-type="string">
            <text:p text:style-name="Table_20_Contents">NNN</text:p>
          </table:table-cell>
          <table:table-cell table:style-name="Таблица2.D2" office:value-type="string">
            <text:p text:style-name="Table_20_Contents">Индекс <text:span text:style-name="T1">выдела</text:span></text:p>
          </table:table-cell>
          <table:table-cell table:style-name="Таблица2.D2" office:value-type="string">
            <text:p text:style-name="Table_20_Contents"/>
          </table:table-cell>
          <table:table-cell table:style-name="Таблица2.E2" office:value-type="string">
            <text:p text:style-name="Table_20_Contents"/>
          </table:table-cell>
        </table:table-row>
        <table:table-row>
          <table:table-cell table:style-name="Таблица2.D2" office:value-type="string">
            <text:list xml:id="list4060017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YAR</text:p>
          </table:table-cell>
          <table:table-cell table:style-name="Таблица2.D2" office:value-type="string">
            <text:p text:style-name="P1">Ярус</text:p>
          </table:table-cell>
          <table:table-cell table:style-name="Таблица2.D2" office:value-type="string">
            <text:p text:style-name="P1">Yaru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40583082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KOFSOS</text:p>
          </table:table-cell>
          <table:table-cell table:style-name="Таблица2.D2" office:value-type="string">
            <text:p text:style-name="P1">Коэффициент состава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4059311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POR</text:p>
          </table:table-cell>
          <table:table-cell table:style-name="Таблица2.D2" office:value-type="string">
            <text:p text:style-name="P1">Древесная порода</text:p>
          </table:table-cell>
          <table:table-cell table:style-name="Таблица2.D2" office:value-type="string">
            <text:p text:style-name="P1">Porody.DBF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40599830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VOZ </text:p>
          </table:table-cell>
          <table:table-cell table:style-name="Таблица2.D2" office:value-type="string">
            <text:p text:style-name="P1">Возраст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ext:soft-page-break/>
        <table:table-row>
          <table:table-cell table:style-name="Таблица2.D2" office:value-type="string">
            <text:list xml:id="list40582574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VYS </text:p>
          </table:table-cell>
          <table:table-cell table:style-name="Таблица2.D2" office:value-type="string">
            <text:p text:style-name="P1">Высот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 table:style-name="Таблица2.9">
          <table:table-cell table:style-name="Таблица2.D2" office:value-type="string">
            <text:list xml:id="list40597005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DIM</text:p>
          </table:table-cell>
          <table:table-cell table:style-name="Таблица2.D2" office:value-type="string">
            <text:p text:style-name="P1">Диаметр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40604335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KLSTOV </text:p>
          </table:table-cell>
          <table:table-cell table:style-name="Таблица2.D2" office:value-type="string">
            <text:p text:style-name="P1">Класс товарности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4059827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PRS</text:p>
          </table:table-cell>
          <table:table-cell table:style-name="Таблица2.D2" office:value-type="string">
            <text:p text:style-name="P1">Происхождение </text:p>
          </table:table-cell>
          <table:table-cell table:style-name="Таблица2.D2" office:value-type="string">
            <text:p text:style-name="P1">Prois.dbf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40605961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POL </text:p>
          </table:table-cell>
          <table:table-cell table:style-name="Таблица2.D2" office:value-type="string">
            <text:p text:style-name="P1">Полнота </text:p>
          </table:table-cell>
          <table:table-cell table:style-name="Таблица2.D2" office:value-type="string">
            <text:p text:style-name="P1"><text:span text:style-name="T5">Polnota.dbf</text:span> </text:p>
          </table:table-cell>
          <table:table-cell table:style-name="Таблица2.E2" office:value-type="string">
            <text:p text:style-name="P2">TX</text:p>
          </table:table-cell>
        </table:table-row>
        <table:table-row>
          <table:table-cell table:style-name="Таблица2.D2" office:value-type="string">
            <text:list xml:id="list40584410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SPS </text:p>
          </table:table-cell>
          <table:table-cell table:style-name="Таблица2.D2" office:value-type="string">
            <text:p text:style-name="P1">Сумма площадей сечения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  <table:table-row>
          <table:table-cell table:style-name="Таблица2.D2" office:value-type="string">
            <text:list xml:id="list40587009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2.D2" office:value-type="string">
            <text:p text:style-name="P2">ZAP</text:p>
          </table:table-cell>
          <table:table-cell table:style-name="Таблица2.D2" office:value-type="string">
            <text:p text:style-name="P1">Запас яруса на 1 га </text:p>
          </table:table-cell>
          <table:table-cell table:style-name="Таблица2.D2" office:value-type="string">
            <text:p text:style-name="P1"/>
          </table:table-cell>
          <table:table-cell table:style-name="Таблица2.E2" office:value-type="string">
            <text:p text:style-name="P2"/>
          </table:table-cell>
        </table:table-row>
      </table:table>
      <text:p text:style-name="Standard"/>
      <text:p text:style-name="Standard"/>
      <text:p text:style-name="Standard">Таблица 3. Перечень полей таблицы <text:span text:style-name="T2">maket</text:span><text:span text:style-name="T2">_X</text:span><text:span text:style-name="T2">, </text:span><text:span text:style-name="T1">где </text:span><text:span text:style-name="T2">X </text:span><text:span text:style-name="T2">–</text:span><text:span text:style-name="T2"> </text:span><text:span text:style-name="T1">идентификатор макета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>
            <table:table-cell table:style-name="Таблица4.A1" office:value-type="string">
              <text:p text:style-name="Table_20_Heading"/>
            </table:table-cell>
            <table:table-cell table:style-name="Таблица4.A1" office:value-type="string">
              <text:p text:style-name="Table_20_Heading">Атрибут</text:p>
            </table:table-cell>
            <table:table-cell table:style-name="Таблица4.A1" office:value-type="string">
              <text:p text:style-name="Table_20_Heading">Псевдоним</text:p>
            </table:table-cell>
            <table:table-cell table:style-name="Таблица4.D1" office:value-type="string">
              <text:p text:style-name="P8">Значение из справочника</text:p>
            </table:table-cell>
          </table:table-row>
        </table:table-header-rows>
        <table:table-row table:style-name="Таблица4.2">
          <table:table-cell table:style-name="Таблица4.A2">
            <text:list xml:id="list40593977" text:continue-list="list40587009" text:style-name="Numbering_20_2">
              <text:list-item text:start-value="1">
                <text:p text:style-name="P13"/>
              </text:list-item>
            </text:list>
          </table:table-cell>
          <table:table-cell table:style-name="Таблица4.B2" office:value-type="string">
            <text:p text:style-name="Table_20_Contents">NNN</text:p>
          </table:table-cell>
          <table:table-cell table:style-name="Таблица4.B2" office:value-type="string">
            <text:p text:style-name="Table_20_Contents">Индекс <text:span text:style-name="T1">выдела</text:span></text:p>
          </table:table-cell>
          <table:table-cell table:style-name="Таблица4.D1" office:value-type="string">
            <text:p text:style-name="Table_20_Contents"/>
          </table:table-cell>
        </table:table-row>
        <table:table-row>
          <table:table-cell table:style-name="Таблица4.B2" office:value-type="string">
            <text:list xml:id="list40600634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4.B2" office:value-type="string">
            <text:p text:style-name="P6">N1</text:p>
          </table:table-cell>
          <table:table-cell table:style-name="Таблица4.B2" office:value-type="string">
            <text:p text:style-name="P7">Значение поля <text:span text:style-name="T2">NAME </text:span>из <text:span text:style-name="T2">Makets.dbf</text:span><text:span text:style-name="T2">, </text:span>где <text:span text:style-name="T2">FIELD='N1</text:span><text:span text:style-name="T2">' </text:span>и <text:span text:style-name="T2">MAKET=X</text:span></text:p>
          </table:table-cell>
          <table:table-cell table:style-name="Таблица4.D3" office:value-type="string">
            <text:p text:style-name="P6">N1 (Phl3.dbf), <text:span text:style-name="T1">если </text:span><text:span text:style-name="T1">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  <table:table-row>
          <table:table-cell table:style-name="Таблица4.B2" office:value-type="string">
            <text:list xml:id="list40593723" text:continue-numbering="true" text:style-name="Numbering_20_2">
              <text:list-item>
                <text:p text:style-name="P13"/>
              </text:list-item>
            </text:list>
          </table:table-cell>
          <table:table-cell table:style-name="Таблица4.B2" office:value-type="string">
            <text:p text:style-name="P6">N<text:span text:style-name="T1">2</text:span></text:p>
          </table:table-cell>
          <table:table-cell table:style-name="Таблица4.B2" office:value-type="string">
            <text:p text:style-name="P7">Значение поля <text:span text:style-name="T2">NAME </text:span>из <text:span text:style-name="T2">Makets.dbf, </text:span>где <text:span text:style-name="T2">FIELD='N2' </text:span>и <text:span text:style-name="T2">MAKET=X</text:span></text:p>
          </table:table-cell>
          <table:table-cell table:style-name="Таблица4.D3" office:value-type="string">
            <text:p text:style-name="P6">N<text:span text:style-name="T1">2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<text:soft-page-break/>такой справочник существует</text:p>
          </table:table-cell>
        </table:table-row>
        <table:table-row>
          <table:table-cell table:style-name="Таблица4.B2" office:value-type="string">
            <text:list xml:id="list40599397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N<text:span text:style-name="T1">3</text:span></text:p>
          </table:table-cell>
          <table:table-cell table:style-name="Таблица4.B2" office:value-type="string">
            <text:p text:style-name="P7"><text:span text:style-name="T1">Значение поля </text:span><text:span text:style-name="T2">NAME </text:span><text:span text:style-name="T1">из </text:span><text:span text:style-name="T2">Makets.dbf, </text:span><text:span text:style-name="T1">где </text:span><text:span text:style-name="T2">FIELD='N3' </text:span><text:span text:style-name="T1">и </text:span><text:span text:style-name="T2">MAKET=X</text:span></text:p>
          </table:table-cell>
          <table:table-cell table:style-name="Таблица4.D3" office:value-type="string">
            <text:p text:style-name="P6">N<text:span text:style-name="T1">3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  <table:table-row>
          <table:table-cell table:style-name="Таблица4.B2" office:value-type="string">
            <text:list xml:id="list40604380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N<text:span text:style-name="T1">4</text:span></text:p>
          </table:table-cell>
          <table:table-cell table:style-name="Таблица4.B2" office:value-type="string">
            <text:p text:style-name="P7"><text:span text:style-name="T1">Значение поля </text:span><text:span text:style-name="T2">NAME </text:span><text:span text:style-name="T1">из </text:span><text:span text:style-name="T2">Makets.dbf, </text:span><text:span text:style-name="T1">где </text:span><text:span text:style-name="T2">FIELD='N4' </text:span><text:span text:style-name="T1">и </text:span><text:span text:style-name="T2">MAKET=X</text:span></text:p>
          </table:table-cell>
          <table:table-cell table:style-name="Таблица4.D3" office:value-type="string">
            <text:p text:style-name="P6">N<text:span text:style-name="T1">4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  <table:table-row>
          <table:table-cell table:style-name="Таблица4.B2" office:value-type="string">
            <text:list xml:id="list40576600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N<text:span text:style-name="T1">5</text:span></text:p>
          </table:table-cell>
          <table:table-cell table:style-name="Таблица4.B2" office:value-type="string">
            <text:p text:style-name="P7"><text:span text:style-name="T1">Значение поля </text:span><text:span text:style-name="T2">NAME </text:span><text:span text:style-name="T1">из </text:span><text:span text:style-name="T2">Makets.dbf, </text:span><text:span text:style-name="T1">где </text:span><text:span text:style-name="T2">FIELD='N5' </text:span><text:span text:style-name="T1">и </text:span><text:span text:style-name="T2">MAKET=X</text:span></text:p>
          </table:table-cell>
          <table:table-cell table:style-name="Таблица4.D3" office:value-type="string">
            <text:p text:style-name="P6">N<text:span text:style-name="T1">5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  <table:table-row>
          <table:table-cell table:style-name="Таблица4.B2" office:value-type="string">
            <text:list xml:id="list40588088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N<text:span text:style-name="T1">6</text:span></text:p>
          </table:table-cell>
          <table:table-cell table:style-name="Таблица4.B2" office:value-type="string">
            <text:p text:style-name="P7"><text:span text:style-name="T1">Значение поля </text:span><text:span text:style-name="T2">NAME </text:span><text:span text:style-name="T1">из </text:span><text:span text:style-name="T2">Makets.dbf, </text:span><text:span text:style-name="T1">где </text:span><text:span text:style-name="T2">FIELD='N6' </text:span><text:span text:style-name="T1">и </text:span><text:span text:style-name="T2">MAKET=X</text:span></text:p>
          </table:table-cell>
          <table:table-cell table:style-name="Таблица4.D3" office:value-type="string">
            <text:p text:style-name="P6">N<text:span text:style-name="T1">6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  <table:table-row>
          <table:table-cell table:style-name="Таблица4.B2" office:value-type="string">
            <text:list xml:id="list40592344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N<text:span text:style-name="T1">7</text:span></text:p>
          </table:table-cell>
          <table:table-cell table:style-name="Таблица4.B2" office:value-type="string">
            <text:p text:style-name="P7"><text:span text:style-name="T1">Значение поля </text:span><text:span text:style-name="T2">NAME </text:span><text:span text:style-name="T1">из </text:span><text:span text:style-name="T2">Makets.dbf, </text:span><text:span text:style-name="T1">где </text:span><text:span text:style-name="T2">FIELD='N7' </text:span><text:span text:style-name="T1">и </text:span><text:span text:style-name="T2">MAKET=X</text:span></text:p>
          </table:table-cell>
          <table:table-cell table:style-name="Таблица4.D3" office:value-type="string">
            <text:p text:style-name="P6">N<text:span text:style-name="T1">7</text:span> (Phl3.dbf), <text:span text:style-name="T1">если значение </text:span>SPRAV (Makets.dbf) <text:span text:style-name="T1">пусто</text:span></text:p>
            <text:p text:style-name="P7"><text:soft-page-break/></text:p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  <table:table-row>
          <table:table-cell table:style-name="Таблица4.B2" office:value-type="string">
            <text:list xml:id="list40584376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4.B2" office:value-type="string">
            <text:p text:style-name="P6">N<text:span text:style-name="T1">8</text:span></text:p>
          </table:table-cell>
          <table:table-cell table:style-name="Таблица4.B2" office:value-type="string">
            <text:p text:style-name="P7"><text:span text:style-name="T1">Значение поля </text:span><text:span text:style-name="T2">NAME </text:span><text:span text:style-name="T1">из </text:span><text:span text:style-name="T2">Makets.dbf, </text:span><text:span text:style-name="T1">где </text:span><text:span text:style-name="T2">FIELD='N8' </text:span><text:span text:style-name="T1">и </text:span><text:span text:style-name="T2">MAKET=X</text:span></text:p>
          </table:table-cell>
          <table:table-cell table:style-name="Таблица4.D3" office:value-type="string">
            <text:p text:style-name="P6">N<text:span text:style-name="T1">8</text:span> (Phl3.dbf), <text:span text:style-name="T1">если значение </text:span>SPRAV (Makets.dbf) <text:span text:style-name="T1">пусто</text:span></text:p>
            <text:p text:style-name="P7"/>
            <text:p text:style-name="P7">или</text:p>
            <text:p text:style-name="P7"/>
            <text:p text:style-name="P7">Значение из справочника <text:span text:style-name="T2">SPRAV (Makets.dbf), </text:span>если такой справочник существует</text:p>
          </table:table-cell>
        </table:table-row>
      </table:table>
      <text:p text:style-name="P10"/>
      <text:p text:style-name="P10"/>
      <text:p text:style-name="Standard"><text:span text:style-name="T1">Таблица 4. Перечень полей таблица </text:span><text:span text:style-name="T2">aliases</text:span>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Table_20_Heading">Атрибут</text:p>
          </table:table-cell>
          <table:table-cell table:style-name="Таблица5.A1" office:value-type="string">
            <text:p text:style-name="Table_20_Heading">Псевдоним</text:p>
          </table:table-cell>
          <table:table-cell table:style-name="Таблица5.C1" office:value-type="string">
            <text:p text:style-name="P8">Значение</text:p>
          </table:table-cell>
        </table:table-row>
        <table:table-row>
          <table:table-cell table:style-name="Таблица5.A2" office:value-type="string">
            <text:p text:style-name="P6">table_name</text:p>
          </table:table-cell>
          <table:table-cell table:style-name="Таблица5.A2" office:value-type="string">
            <text:p text:style-name="P7">Имя таблицы</text:p>
          </table:table-cell>
          <table:table-cell table:style-name="Таблица5.C2" office:value-type="string">
            <text:p text:style-name="P7">Имена таблиц из текущей БД</text:p>
          </table:table-cell>
        </table:table-row>
        <table:table-row>
          <table:table-cell table:style-name="Таблица5.A2" office:value-type="string">
            <text:p text:style-name="P6">filed_name</text:p>
          </table:table-cell>
          <table:table-cell table:style-name="Таблица5.A2" office:value-type="string">
            <text:p text:style-name="P7">Имя поля</text:p>
          </table:table-cell>
          <table:table-cell table:style-name="Таблица5.C2" office:value-type="string">
            <text:p text:style-name="Table_20_Contents">Поле в таблице<text:line-break/><text:span text:style-name="T2">NULL </text:span><text:span text:style-name="T1">если это псевдоним для имени таблицы</text:span></text:p>
          </table:table-cell>
        </table:table-row>
        <table:table-row>
          <table:table-cell table:style-name="Таблица5.A2" office:value-type="string">
            <text:p text:style-name="P6">alias</text:p>
          </table:table-cell>
          <table:table-cell table:style-name="Таблица5.A2" office:value-type="string">
            <text:p text:style-name="P7">Псевдоним</text:p>
          </table:table-cell>
          <table:table-cell table:style-name="Таблица5.C2" office:value-type="string">
            <text:p text:style-name="Table_20_Contents">Из справочника <text:span text:style-name="T2">Fields.dbf </text:span><text:span text:style-name="T1">и </text:span><text:span text:style-name="T2">Makets.dbf</text:span></text:p>
          </table:table-cell>
        </table:table-row>
      </table:table>
      <text:p text:style-name="P9"/>
      <text:p text:style-name="P9"/>
      <text:p text:style-name="Standard"><text:span text:style-name="T1">Таблица </text:span><text:span text:style-name="T2">5</text:span><text:span text:style-name="T1">. Перечень полей слоя </text:span><text:span text:style-name="T2">kvr_plg</text:span></text:p>
      <text:p text:style-name="P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header-rows>
          <table:table-row>
            <table:table-cell table:style-name="Таблица3.A1" table:number-rows-spanned="2" office:value-type="string">
              <text:p text:style-name="Table_20_Heading"/>
            </table:table-cell>
            <table:table-cell table:style-name="Таблица3.A1" table:number-rows-spanned="2" office:value-type="string">
              <text:p text:style-name="Table_20_Heading">Атрибут</text:p>
            </table:table-cell>
            <table:table-cell table:style-name="Таблица3.A1" table:number-rows-spanned="2" office:value-type="string">
              <text:p text:style-name="Table_20_Heading">Псевдоним</text:p>
            </table:table-cell>
            <table:table-cell table:style-name="Таблица3.A1" table:number-rows-spanned="2" office:value-type="string">
              <text:p text:style-name="P8">Значение</text:p>
            </table:table-cell>
          </table:table-row>
          <table:table-row table:style-name="Таблица3.2"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Таблица3.A3" office:value-type="string">
            <text:list xml:id="list40607893" text:continue-list="list40584376" text:style-name="Numbering_20_2">
              <text:list-item text:start-value="1">
                <text:p text:style-name="P11"/>
              </text:list-item>
            </text:list>
          </table:table-cell>
          <table:table-cell table:style-name="Таблица3.A3" office:value-type="string">
            <text:p text:style-name="P1"><text:span text:style-name="T4">NOMKVR</text:span> </text:p>
          </table:table-cell>
          <table:table-cell table:style-name="Таблица3.A3" office:value-type="string">
            <text:p text:style-name="P1"><text:span text:style-name="T1">Н</text:span>омер квартала</text:p>
          </table:table-cell>
          <table:table-cell table:style-name="Таблица3.A3" office:value-type="string">
            <text:p text:style-name="Table_20_Contents"/>
          </table:table-cell>
        </table:table-row>
        <table:table-row>
          <table:table-cell table:style-name="Таблица3.A3" office:value-type="string">
            <text:list xml:id="list40578450" text:continue-numbering="true" text:style-name="Numbering_20_2">
              <text:list-item>
                <text:p text:style-name="P11"/>
              </text:list-item>
            </text:list>
          </table:table-cell>
          <table:table-cell table:style-name="Таблица3.A3" office:value-type="string">
            <text:p text:style-name="P2">PLSKVR</text:p>
          </table:table-cell>
          <table:table-cell table:style-name="Таблица3.A3" office:value-type="string">
            <text:p text:style-name="P3">Площадь квартала</text:p>
          </table:table-cell>
          <table:table-cell table:style-name="Таблица3.A3" office:value-type="string">
            <text:p text:style-name="P1">Суммарная площадь всех выделов, входящих в состав квартала.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en" fo:country="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er Lisovenko</meta:initial-creator>
    <meta:creation-date>2015-12-15T11:19:26.48</meta:creation-date>
    <dc:date>2016-01-17T20:41:57.44</dc:date>
    <dc:creator>Alexander Lisovenko</dc:creator>
    <meta:editing-duration>P1DT3H53M25S</meta:editing-duration>
    <meta:editing-cycles>22</meta:editing-cycles>
    <meta:generator>OpenOffice/4.1.2$Win32 OpenOffice.org_project/412m3$Build-9782</meta:generator>
    <meta:document-statistic meta:table-count="5" meta:image-count="0" meta:object-count="0" meta:page-count="8" meta:paragraph-count="301" meta:word-count="892" meta:character-count="6230"/>
  </office:meta>
</office:document-meta>
</file>